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fr" fo:country="FR" officeooo:rsid="000903f1" officeooo:paragraph-rsid="000903f1" style:font-size-asian="21pt" style:font-size-complex="24pt"/>
    </style:style>
    <style:style style:name="P2" style:family="paragraph" style:parent-style-name="Standard">
      <style:text-properties fo:font-size="24pt" fo:language="fr" fo:country="FR" officeooo:rsid="000ba626" officeooo:paragraph-rsid="000ba626" style:font-size-asian="21pt" style:font-size-complex="24pt"/>
    </style:style>
    <style:style style:name="P3" style:family="paragraph" style:parent-style-name="Standard">
      <style:text-properties fo:font-size="18pt" fo:language="fr" fo:country="FR" officeooo:rsid="0009d746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4pt" fo:language="fr" fo:country="FR" officeooo:rsid="000903f1" officeooo:paragraph-rsid="000903f1" style:font-size-asian="21pt" style:language-asian="zxx" style:country-asian="none" style:font-size-complex="24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font-size="24pt" fo:language="fr" fo:country="FR" officeooo:rsid="00098c55" officeooo:paragraph-rsid="00098c55" style:font-size-asian="21pt" style:font-size-complex="24pt"/>
    </style:style>
    <style:style style:name="P6" style:family="paragraph" style:parent-style-name="Standard">
      <style:text-properties fo:font-size="24pt" fo:language="fr" fo:country="FR" officeooo:rsid="000ba626" officeooo:paragraph-rsid="000ba626" style:font-size-asian="21pt" style:font-size-complex="24pt"/>
    </style:style>
    <style:style style:name="P7" style:family="paragraph" style:parent-style-name="Standard">
      <style:text-properties fo:font-size="24pt" fo:language="fr" fo:country="FR" officeooo:rsid="000c8580" officeooo:paragraph-rsid="000c8580" style:font-size-asian="21pt" style:font-size-complex="24pt"/>
    </style:style>
    <style:style style:name="P8" style:family="paragraph" style:parent-style-name="Standard" style:list-style-name="L1">
      <style:text-properties officeooo:paragraph-rsid="000f8e76"/>
    </style:style>
    <style:style style:name="P9" style:family="paragraph" style:parent-style-name="Standard" style:list-style-name="L2">
      <style:text-properties officeooo:paragraph-rsid="000f8e76"/>
    </style:style>
    <style:style style:name="P10" style:family="paragraph" style:parent-style-name="Standard" style:list-style-name="L1">
      <style:text-properties officeooo:rsid="000f8e76" officeooo:paragraph-rsid="000f8e76"/>
    </style:style>
    <style:style style:name="P11" style:family="paragraph" style:parent-style-name="Standard" style:list-style-name="L13">
      <style:text-properties officeooo:paragraph-rsid="00122c04"/>
    </style:style>
    <style:style style:name="P12" style:family="paragraph" style:parent-style-name="Standard" style:list-style-name="L13">
      <style:text-properties officeooo:rsid="00122c04" officeooo:paragraph-rsid="00122c04"/>
    </style:style>
    <style:style style:name="P13" style:family="paragraph" style:parent-style-name="Standard" style:list-style-name="L14">
      <style:text-properties officeooo:paragraph-rsid="00122c04"/>
    </style:style>
    <style:style style:name="P14" style:family="paragraph" style:parent-style-name="Standard" style:list-style-name="L15">
      <style:text-properties officeooo:paragraph-rsid="00122c04"/>
    </style:style>
    <style:style style:name="T1" style:family="text">
      <style:text-properties officeooo:rsid="00098c55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officeooo:rsid="00122c04" style:font-size-asian="15.75pt" style:font-size-complex="18pt"/>
    </style:style>
    <style:style style:name="T4" style:family="text">
      <style:text-properties fo:font-size="18pt" fo:language="fr" fo:country="FR" style:font-size-asian="15.75pt" style:font-size-complex="18pt"/>
    </style:style>
    <style:style style:name="T5" style:family="text">
      <style:text-properties fo:font-size="18pt" fo:language="fr" fo:country="FR" officeooo:rsid="00098c55" style:font-size-asian="15.75pt" style:font-size-complex="18pt"/>
    </style:style>
    <style:style style:name="T6" style:family="text">
      <style:text-properties fo:font-size="18pt" fo:language="fr" fo:country="FR" officeooo:rsid="0009d746" style:font-size-asian="15.75pt" style:font-size-complex="18pt"/>
    </style:style>
    <style:style style:name="T7" style:family="text">
      <style:text-properties fo:font-size="18pt" fo:language="fr" fo:country="FR" officeooo:rsid="000ad3f0" style:font-size-asian="15.75pt" style:font-size-complex="18pt"/>
    </style:style>
    <style:style style:name="T8" style:family="text">
      <style:text-properties fo:font-size="18pt" fo:language="fr" fo:country="FR" officeooo:rsid="000c8580" style:font-size-asian="15.75pt" style:font-size-complex="18pt"/>
    </style:style>
    <style:style style:name="T9" style:family="text">
      <style:text-properties fo:font-size="18pt" fo:language="fr" fo:country="FR" officeooo:rsid="000f8e76" style:font-size-asian="15.75pt" style:font-size-complex="18pt"/>
    </style:style>
    <style:style style:name="T10" style:family="text">
      <style:text-properties fo:font-size="18pt" fo:language="fr" fo:country="FR" officeooo:rsid="00122c04" style:font-size-asian="15.75pt" style:font-size-complex="18pt"/>
    </style:style>
    <style:style style:name="T11" style:family="text">
      <style:text-properties fo:font-size="24pt" fo:language="fr" fo:country="FR" officeooo:rsid="000c8580" style:font-size-asian="21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22c04" style:font-size-asian="12pt" style:font-size-complex="12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10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<text:span text:style-name="T1">différentes</text:span> <text:span text:style-name="T1">possibilité</text:span> de <text:span text:style-name="T1">communication</text:span> entre le <text:span text:style-name="T1">téléphone</text:span> et le <text:span text:style-name="T1">maître</text:span></text:p>
      <text:p text:style-name="P1"/>
      <text:p text:style-name="P1"/>
      <text:p text:style-name="P4"/>
      <text:p text:style-name="P5">1. Wifi</text:p>
      <text:list xml:id="list2368264022" text:style-name="L1">
        <text:list-item>
          <text:p text:style-name="P8"><text:span text:style-name="T9">U</text:span><text:span text:style-name="T5">tili</text:span><text:span text:style-name="T9">sation</text:span><text:span text:style-name="T5"> </text:span><text:span text:style-name="T9">courante</text:span><text:span text:style-name="T5"> dans la vie de tout les jour pour l</text:span><text:span text:style-name="T9">a</text:span><text:span text:style-name="T5"> transmission de donner.</text:span></text:p>
        </text:list-item>
        <text:list-item>
          <text:p text:style-name="P10"><text:span text:style-name="T4">Plusieurs personne peuvent ce connecter en même temps.</text:span></text:p>
        </text:list-item>
      </text:list>
      <text:list xml:id="list1725833756" text:style-name="L2">
        <text:list-header>
          <text:p text:style-name="P9"><text:span text:style-name="T5"/></text:p>
        </text:list-header>
        <text:list-item>
          <text:p text:style-name="P9"><text:span text:style-name="T9">D</text:span><text:span text:style-name="T5">emande beaucoup d’énergie</text:span></text:p>
        </text:list-item>
        <text:list-item>
          <text:p text:style-name="P9"><text:span text:style-name="T9">U</text:span><text:span text:style-name="T5">n débit largement supérieure a celui souhaiter. </text:span></text:p>
        </text:list-item>
        <text:list-item>
          <text:p text:style-name="P9"><text:span text:style-name="T9">M</text:span><text:span text:style-name="T6">odules </text:span><text:span text:style-name="T7">plutôt</text:span><text:span text:style-name="T6"> chers (20 euros pour les bon marcher).</text:span></text:p>
        </text:list-item>
      </text:list>
      <text:p text:style-name="P3"/>
      <text:p text:style-name="P2">2. Le réseau (3G)</text:p>
      <text:list xml:id="list2013677735" text:style-name="L13">
        <text:list-item>
          <text:p text:style-name="P11"><text:span text:style-name="T3">Difficile a mettre en place</text:span></text:p>
        </text:list-item>
        <text:list-item>
          <text:p text:style-name="P12"><text:span text:style-name="T2">Coûteux (module GSM, abonnement réseau,…)</text:span></text:p>
        </text:list-item>
        <text:list-item>
          <text:p text:style-name="P12"><text:span text:style-name="T2">Possibilité de difficulté de réception , voir même de rendre le système inutilisable (en montagne ou autre lieu sans couverture réseau).</text:span></text:p>
        </text:list-item>
      </text:list>
      <text:p text:style-name="P2"><text:tab/></text:p>
      <text:p text:style-name="P7">3. Le Bluetooth</text:p>
      <text:list xml:id="list621976469" text:style-name="L14">
        <text:list-item>
          <text:p text:style-name="P13"><text:span text:style-name="T10">Peux</text:span><text:span text:style-name="T8"> coûteux en énergie et au niveau budgétaire</text:span><text:span text:style-name="T10">(module a</text:span><text:span text:style-name="T8"> 5euro,consommation de 50mA en 3,3V</text:span><text:span text:style-name="T10">)</text:span><text:span text:style-name="T8"> </text:span></text:p>
        </text:list-item>
        <text:list-item>
          <text:p text:style-name="P13"><text:span text:style-name="T10">U</text:span><text:span text:style-name="T8">ne porte d’environs 40m </text:span></text:p>
        </text:list-item>
        <text:list-item>
          <text:p text:style-name="P13"><text:span text:style-name="T8">Il possède aussi une vitesse de transmission bien suffisante </text:span><text:span text:style-name="T10">(</text:span><text:span text:style-name="T8">1Mbps</text:span><text:span text:style-name="T10">)</text:span><text:span text:style-name="T8">.</text:span></text:p>
        </text:list-item>
      </text:list>
      <text:list xml:id="list3493843723" text:style-name="L15">
        <text:list-item>
          <text:p text:style-name="P14"><text:span text:style-name="T10">U</text:span><text:span text:style-name="T8">ne seule personne a la fois peut être connecter sur le maître , ce qui en soit peut aussi être le fonctionnement souhaiter (éviter les conflit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18S</meta:editing-duration>
    <meta:editing-cycles>10</meta:editing-cycles>
    <meta:generator>LibreOffice/5.3.7.2$Windows_X86_64 LibreOffice_project/6b8ed514a9f8b44d37a1b96673cbbdd077e24059</meta:generator>
    <dc:date>2018-01-22T10:19:26.939000000</dc:date>
    <meta:document-statistic meta:table-count="0" meta:image-count="0" meta:object-count="0" meta:page-count="1" meta:paragraph-count="18" meta:word-count="159" meta:character-count="928" meta:non-whitespace-character-count="794"/>
    <meta:user-defined meta:name="Info 1"/>
    <meta:user-defined meta:name="Info 2"/>
    <meta:user-defined meta:name="Info 3"/>
    <meta:user-defined meta:name="Info 4"/>
  </office:meta>
</office:document-meta>
</file>